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182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visibility="collapse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Part List for BBB Cape</text:p>
          </table:table-cell>
          <table:covered-table-cell table:number-columns-repeated="5" table:style-name="ce1"/>
          <table:table-cell table:style-name="ce16"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3"/>
          <table:table-cell table:style-name="ce10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1" office:value-type="string" calcext:value-type="string">
            <text:p>Bauform</text:p>
          </table:table-cell>
          <table:table-cell table:number-columns-repeated="2" table:style-name="ce2" office:value-type="string" calcext:value-type="string">
            <text:p>Menge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al Isolator</text:p>
          </table:table-cell>
          <table:table-cell office:value-type="string" calcext:value-type="string">
            <text:p>ADUM1200</text:p>
          </table:table-cell>
          <table:table-cell table:style-name="ce3" office:value-type="string" calcext:value-type="string">
            <text:p>SOIC-8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078204" calcext:value-type="float">
            <text:p>1078204</text:p>
          </table:table-cell>
          <table:table-cell office:value-type="string" calcext:value-type="string">
            <text:p>http://de.farnell.com/analog-devices/adum1200arz/digital-isolator-2ch-1200-soic8/dp/1078204?ost=10782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gital Isolator</text:p>
          </table:table-cell>
          <table:table-cell office:value-type="string" calcext:value-type="string">
            <text:p>ADUM1300</text:p>
          </table:table-cell>
          <table:table-cell table:style-name="ce3" office:value-type="string" calcext:value-type="string">
            <text:p>SOIC-16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226209" calcext:value-type="float">
            <text:p>1226209</text:p>
          </table:table-cell>
          <table:table-cell office:value-type="string" calcext:value-type="string">
            <text:p>http://de.farnell.com/analog-devices/adum1300arwz/digital-isolator-3ch-smd-adum1300/dp/12262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 Stecker</text:p>
          </table:table-cell>
          <table:table-cell office:value-type="string" calcext:value-type="string">
            <text:p>JST EH Series 7pol Stecker</text:p>
          </table:table-cell>
          <table:table-cell office:value-type="string" calcext:value-type="string">
            <text:p>7 Pin steh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1830717" calcext:value-type="float">
            <text:p>1830717</text:p>
          </table:table-cell>
          <table:table-cell office:value-type="string" calcext:value-type="string">
            <text:p>http://de.farnell.com/jst-japan-solderless-terminals/b7b-eh-a/stecker-eh-top-7kont-2-5mm/dp/18307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 Stecker</text:p>
          </table:table-cell>
          <table:table-cell office:value-type="string" calcext:value-type="string">
            <text:p>JST EH Series 7pol Gehäuse</text:p>
          </table:table-cell>
          <table:table-cell office:value-type="string" calcext:value-type="string">
            <text:p>7 Pin Gehä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1830709" calcext:value-type="float">
            <text:p>1830709</text:p>
          </table:table-cell>
          <table:table-cell office:value-type="string" calcext:value-type="string">
            <text:p>http://de.farnell.com/jst-japan-solderless-terminals/ehr-7/steckverbindergeh-eh-7kont-2-5mm/dp/18307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 Stecker</text:p>
          </table:table-cell>
          <table:table-cell office:value-type="string" calcext:value-type="string">
            <text:p>JST EH Series 8pol Stecker</text:p>
          </table:table-cell>
          <table:table-cell office:value-type="string" calcext:value-type="string">
            <text:p>8 Pin lieg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1830722" calcext:value-type="float">
            <text:p>1830722</text:p>
          </table:table-cell>
          <table:table-cell office:value-type="string" calcext:value-type="string">
            <text:p>http://de.farnell.com/jst-japan-solderless-terminals/s8b-eh/stecker-eh-side-8kont-2-5mm/dp/18307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 Stecker</text:p>
          </table:table-cell>
          <table:table-cell office:value-type="string" calcext:value-type="string">
            <text:p>JST EH Series 8pol Gehäuse</text:p>
          </table:table-cell>
          <table:table-cell office:value-type="string" calcext:value-type="string">
            <text:p>8 Pin Gehäu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1830710" calcext:value-type="float">
            <text:p>1830710</text:p>
          </table:table-cell>
          <table:table-cell office:value-type="string" calcext:value-type="string">
            <text:p>http://de.farnell.com/jst-japan-solderless-terminals/ehr-8/steckverbindergeh-eh-8kont-2-5mm/dp/18307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T Stecker</text:p>
          </table:table-cell>
          <table:table-cell office:value-type="string" calcext:value-type="string">
            <text:p>JST EH Series Krimpkontakt</text:p>
          </table:table-cell>
          <table:table-cell office:value-type="string" calcext:value-type="string">
            <text:p>Krimpkontak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399172" calcext:value-type="float">
            <text:p>2399172</text:p>
          </table:table-cell>
          <table:table-cell office:value-type="string" calcext:value-type="string">
            <text:p>http://de.farnell.com/jst-japan-solderless-terminals/beh-001t-p0-6/eh-contact-loose-piece/dp/2399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MULTICOMP LED GRÜN</text:p>
          </table:table-cell>
          <table:table-cell table:style-name="ce12" office:value-type="string" calcext:value-type="string">
            <text:p>06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2112121" calcext:value-type="float">
            <text:p>2112121</text:p>
          </table:table-cell>
          <table:table-cell office:value-type="string" calcext:value-type="string">
            <text:p>http://de.farnell.com/multicomp/703-0109/led-0603-gr-n-11mcd-572nm/dp/21121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gelwandler</text:p>
          </table:table-cell>
          <table:table-cell office:value-type="string" calcext:value-type="string">
            <text:p>TXB0108PWR</text:p>
          </table:table-cell>
          <table:table-cell table:style-name="ce3" office:value-type="string" calcext:value-type="string">
            <text:p>SOP-20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494945" calcext:value-type="float">
            <text:p>1494945</text:p>
          </table:table-cell>
          <table:table-cell office:value-type="string" calcext:value-type="string">
            <text:p>http://de.farnell.com/texas-instruments/txb0108pwr/translator-8bit-bidirectional/dp/14949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nungsregler 5V 1A</text:p>
          </table:table-cell>
          <table:table-cell office:value-type="string" calcext:value-type="string">
            <text:p>LM340</text:p>
          </table:table-cell>
          <table:table-cell table:style-name="ce13" office:value-type="string" calcext:value-type="string">
            <text:p>SOT-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469097" calcext:value-type="float">
            <text:p>1469097</text:p>
          </table:table-cell>
          <table:table-cell office:value-type="string" calcext:value-type="string">
            <text:p>http://de.farnell.com/texas-instruments/lm340mp-5-0-nopb/spannungsregler-linear-5v-smd/dp/14690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3" office:value-type="string" calcext:value-type="string">
            <text:p>SOIC-8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MBRS140</text:p>
          </table:table-cell>
          <table:table-cell office:value-type="string" calcext:value-type="string">
            <text:p>SMB, DO-214 A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7" office:value-type="string" calcext:value-type="string">
            <text:p>MBRS 140 SMD</text:p>
          </table:table-cell>
          <table:table-cell office:value-type="string" calcext:value-type="string">
            <text:p>http://www.reichelt.de/index.html?ACTION=3;ARTICLE=41969;SEARCH=MBRS%20140%20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MBRS360</text:p>
          </table:table-cell>
          <table:table-cell office:value-type="string" calcext:value-type="string">
            <text:p>SMC, DO-214 A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7" office:value-type="string" calcext:value-type="string">
            <text:p>MBRS 360 SMD</text:p>
          </table:table-cell>
          <table:table-cell office:value-type="string" calcext:value-type="string">
            <text:p>http://www.reichelt.de/index.html?ACTION=3;ARTICLE=41973;SEARCH=MBRS%20360%20SM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D 101BW</text:p>
          </table:table-cell>
          <table:table-cell table:style-name="ce13" office:value-type="string" calcext:value-type="string">
            <text:p>SOD1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SD 101BW</text:p>
          </table:table-cell>
          <table:table-cell office:value-type="string" calcext:value-type="string">
            <text:p>http://www.reichelt.de/MCP-2551-I-SN/3/index.html?ACTION=3;ARTICLE=95362;SEARCH=SD%20101B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ode</text:p>
          </table:table-cell>
          <table:table-cell table:style-name="ce8" office:value-type="string" calcext:value-type="string">
            <text:p>BY 550-50</text:p>
          </table:table-cell>
          <table:table-cell table:style-name="ce13" office:value-type="string" calcext:value-type="string">
            <text:p>DO-201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BY 550-50</text:p>
          </table:table-cell>
          <table:table-cell office:value-type="string" calcext:value-type="string">
            <text:p>http://www.reichelt.de/MCP-2551-I-SN/3/index.html?ACTION=3;ARTICLE=41920;SEARCH=BY%20550-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ktivität 100µH</text:p>
          </table:table-cell>
          <table:table-cell office:value-type="string" calcext:value-type="string">
            <text:p>SMD-Power-Induktivität, PISR, Ferrit, 100µ</text:p>
          </table:table-cell>
          <table:table-cell table:style-name="ce13" office:value-type="string" calcext:value-type="string">
            <text:p>L-PIS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L-PISR 100µ</text:p>
          </table:table-cell>
          <table:table-cell office:value-type="string" calcext:value-type="string">
            <text:p>http://www.reichelt.de/Controller-Speicher/0/16/index.html?ACTION=3;ARTICLE=73070;SEARCH=L-PISR%20100%C2%B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uktivität 330µH</text:p>
          </table:table-cell>
          <table:table-cell office:value-type="string" calcext:value-type="string">
            <text:p>SMD-Power-Induktivität, PISR, Ferrit, 330µ</text:p>
          </table:table-cell>
          <table:table-cell table:style-name="ce13" office:value-type="string" calcext:value-type="string">
            <text:p>L-PIS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L-PISR 330µ</text:p>
          </table:table-cell>
          <table:table-cell office:value-type="string" calcext:value-type="string">
            <text:p>http://www.reichelt.de/Controller-Speicher/0/16/index.html?ACTION=3;ARTICLE=73073;SEARCH=L-PISR%20330%C2%B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altregler 5V 1A</text:p>
          </table:table-cell>
          <table:table-cell office:value-type="string" calcext:value-type="string">
            <text:p>LM2575 T5.0</text:p>
          </table:table-cell>
          <table:table-cell table:style-name="ce13" office:value-type="string" calcext:value-type="string">
            <text:p>TO-220-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LM 2575 T5,0</text:p>
          </table:table-cell>
          <table:table-cell office:value-type="string" calcext:value-type="string">
            <text:p>http://www.reichelt.de/index.html?ACTION=3;ARTICLE=10424;SEARCH=LM%202575%20T5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altregler 5V 3A</text:p>
          </table:table-cell>
          <table:table-cell office:value-type="string" calcext:value-type="string">
            <text:p>LM2576 T5.0</text:p>
          </table:table-cell>
          <table:table-cell table:style-name="ce13" office:value-type="string" calcext:value-type="string">
            <text:p>TO-220-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LM 2576 T5,0</text:p>
          </table:table-cell>
          <table:table-cell office:value-type="string" calcext:value-type="string">
            <text:p>http://www.reichelt.de/index.html?ACTION=3;ARTICLE=10425;SEARCH=LM%202576%20T5,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6pol</text:p>
          </table:table-cell>
          <table:table-cell table:style-name="ce13" office:value-type="string" calcext:value-type="string">
            <text:p>RM 2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WSL 6G</text:p>
          </table:table-cell>
          <table:table-cell office:value-type="string" calcext:value-type="string">
            <text:p>http://www.reichelt.de/Pfosten-Wannenstecker/WSL-6G/3/index.html?&amp;ACTION=3&amp;LA=2&amp;ARTICLE=85732&amp;GROUPID=3231&amp;artnr=WSL+6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3" office:value-type="string" calcext:value-type="string">
            <text:p>RM 2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2x25 (für 2x23)</text:p>
          </table:table-cell>
          <table:table-cell table:style-name="ce3" office:value-type="string" calcext:value-type="string">
            <text:p>RM 2.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SL 2X25G 2,54</text:p>
          </table:table-cell>
          <table:table-cell office:value-type="string" calcext:value-type="string">
            <text:p>http://www.reichelt.de/MPE-087-2-064/3/index.html?ACTION=3;ARTICLE=19494;SEARCH=SL%202x25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1x02</text:p>
          </table:table-cell>
          <table:table-cell table:style-name="ce13" office:value-type="string" calcext:value-type="string">
            <text:p>RM 2.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MPE 087-1-002</text:p>
          </table:table-cell>
          <table:table-cell office:value-type="string" calcext:value-type="string">
            <text:p>http://www.reichelt.de/Stiftleisten/MPE-087-1-002/3/index.html?&amp;ACTION=3&amp;LA=2&amp;ARTICLE=119879&amp;GROUPID=3220&amp;artnr=MPE+087-1-002&amp;SEARCH=Stiftlei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1x03</text:p>
          </table:table-cell>
          <table:table-cell table:style-name="ce13" office:value-type="string" calcext:value-type="string">
            <text:p>RM 2.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MPE 087-1-003</text:p>
          </table:table-cell>
          <table:table-cell office:value-type="string" calcext:value-type="string">
            <text:p>http://www.reichelt.de/Stiftleisten/MPE-087-1-003/3/index.html?&amp;ACTION=3&amp;LA=2&amp;ARTICLE=119880&amp;GROUPID=3220&amp;artnr=MPE+087-1-003&amp;SEARCH=Stiftlei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1x08</text:p>
          </table:table-cell>
          <table:table-cell table:style-name="ce13" office:value-type="string" calcext:value-type="string">
            <text:p>RM 2.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MPE 087-1-008</text:p>
          </table:table-cell>
          <table:table-cell office:value-type="string" calcext:value-type="string">
            <text:p>http://www.reichelt.de/Stiftleisten/MPE-087-1-008/3/index.html?&amp;ACTION=3&amp;LA=2&amp;ARTICLE=119884&amp;GROUPID=3220&amp;artnr=MPE+087-1-008&amp;SEARCH=Stiftlei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N-Kanal IRLML 6244</text:p>
          </table:table-cell>
          <table:table-cell table:style-name="ce13" office:value-type="string" calcext:value-type="string">
            <text:p>SOT-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IRLML 6244</text:p>
          </table:table-cell>
          <table:table-cell office:value-type="string" calcext:value-type="string">
            <text:p>http://www.reichelt.de/IRL-IRFZ-Transistoren/IRLML-6244/3/index.html?ACTION=3&amp;LA=2&amp;ARTICLE=132145&amp;GROUPID=2896&amp;artnr=IRLML+6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P-Kanel IRLML 2244</text:p>
          </table:table-cell>
          <table:table-cell table:style-name="ce13" office:value-type="string" calcext:value-type="string">
            <text:p>SOT-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IRLML 2244</text:p>
          </table:table-cell>
          <table:table-cell office:value-type="string" calcext:value-type="string">
            <text:p>http://www.reichelt.de/IRL-IRFZ-Transistoren/IRLML-2244/3/index.html?ACTION=3&amp;LA=2&amp;ARTICLE=132143&amp;GROUPID=2896&amp;artnr=IRLML+2244</text:p>
          </table:table-cell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>
          <table:table-cell table:style-name="ce4" office:value-type="string" calcext:value-type="string">
            <text:p>Kondensatoren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100nF</text:p>
          </table:table-cell>
          <table:table-cell table:style-name="ce13" office:value-type="string" calcext:value-type="string">
            <text:p>060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X7R-G0603 100N</text:p>
          </table:table-cell>
          <table:table-cell office:value-type="string" calcext:value-type="string">
            <text:p>http://www.reichelt.de/Vielschicht-SMD-G0603/X7R-G0603-100N/3/index.html?&amp;ACTION=3&amp;LA=2&amp;ARTICLE=31873&amp;GROUPID=3164&amp;artnr=X7R-G0603+100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µF/35V</text:p>
          </table:table-cell>
          <table:table-cell table:style-name="ce13" office:value-type="string" calcext:value-type="string">
            <text:p>E 3.5-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table:style-name="ce7" office:value-type="string" calcext:value-type="string">
            <text:p>RAD FR 220/35</text:p>
          </table:table-cell>
          <table:table-cell office:value-type="string" calcext:value-type="string">
            <text:p>http://www.reichelt.de/RAD-FR-220-35/3/index.html?&amp;ACTION=3&amp;LA=446&amp;ARTICLE=140122&amp;artnr=RAD+FR+220%2F35&amp;SEARCH=RAD+FR+220%2F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220µF/16V</text:p>
          </table:table-cell>
          <table:table-cell table:style-name="ce13" office:value-type="string" calcext:value-type="string">
            <text:p>E 2.5-6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table:style-name="ce7" office:value-type="string" calcext:value-type="string">
            <text:p>RAD FR 220/16</text:p>
          </table:table-cell>
          <table:table-cell office:value-type="string" calcext:value-type="string">
            <text:p>http://www.reichelt.de/RAD-FR-220-16/3/index.html?&amp;ACTION=3&amp;LA=446&amp;ARTICLE=121254&amp;artnr=RAD+FR+220%2F16&amp;SEARCH=RAD+FR+220%2F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densator</text:p>
          </table:table-cell>
          <table:table-cell office:value-type="string" calcext:value-type="string">
            <text:p>470µF/16V</text:p>
          </table:table-cell>
          <table:table-cell table:style-name="ce13" office:value-type="string" calcext:value-type="string">
            <text:p>E 3.5-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ichelt</text:p>
          </table:table-cell>
          <table:table-cell table:style-name="ce7" office:value-type="string" calcext:value-type="string">
            <text:p>RAD FR 470/16</text:p>
          </table:table-cell>
          <table:table-cell office:value-type="string" calcext:value-type="string">
            <text:p>http://www.reichelt.de/RAD-FR-470-16/3/index.html?&amp;ACTION=3&amp;LA=446&amp;ARTICLE=121258&amp;artnr=RAD+FR+470%2F16&amp;SEARCH=RAD+FR+470%2F16</text:p>
          </table:table-cell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>
          <table:table-cell table:style-name="ce4" office:value-type="string" calcext:value-type="string">
            <text:p>Widerstände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20" calcext:value-type="float">
            <text:p>120</text:p>
          </table:table-cell>
          <table:table-cell table:style-name="ce12" office:value-type="string" calcext:value-type="string">
            <text:p>08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nrad</text:p>
          </table:table-cell>
          <table:table-cell table:style-name="ce17" office:value-type="string" calcext:value-type="string">
            <text:p>439249 – 62</text:p>
          </table:table-cell>
          <table:table-cell office:value-type="string" calcext:value-type="string">
            <text:p>http://www.conrad.de/ce/de/product/439249/Dickschicht-Widerstand-120-SMD-0805-0125-W-1-100-ppm-Samsung-Electro-Mechanics-RC2012F1200CS-RC2012F121CS-1-St?ref=searchDet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330" calcext:value-type="float">
            <text:p>330</text:p>
          </table:table-cell>
          <table:table-cell table:style-name="ce12" office:value-type="string" calcext:value-type="string">
            <text:p>08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rad</text:p>
          </table:table-cell>
          <table:table-cell table:style-name="ce17" office:value-type="string" calcext:value-type="string">
            <text:p>1208657 – 62</text:p>
          </table:table-cell>
          <table:table-cell office:value-type="string" calcext:value-type="string">
            <text:p>http://www.conrad.de/ce/de/product/1208657/Dickschicht-Widerstand-330-SMD-0805-0125-W-1-100-ppmC-Royalohm-0805S8F3300T5E-1-St?ref=searchDet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000" calcext:value-type="float">
            <text:p>1000</text:p>
          </table:table-cell>
          <table:table-cell table:style-name="ce12" office:value-type="string" calcext:value-type="string">
            <text:p>08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nrad</text:p>
          </table:table-cell>
          <table:table-cell table:style-name="ce17" office:value-type="string" calcext:value-type="string">
            <text:p>440242 - 62 </text:p>
          </table:table-cell>
          <table:table-cell office:value-type="string" calcext:value-type="string">
            <text:p>http://www.conrad.de/ce/de/product/440242/Dickschicht-Widerstand-1-k-SMD-0805-0125-W-1-100-ppm-Samsung-Electro-Mechanics-RC2012F1001CS-RC2012F102CS-1-St?ref=searchDet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200" calcext:value-type="float">
            <text:p>1200</text:p>
          </table:table-cell>
          <table:table-cell table:style-name="ce12" office:value-type="string" calcext:value-type="string">
            <text:p>08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style-name="ce17" office:value-type="string" calcext:value-type="string">
            <text:p>440327 - 62 </text:p>
          </table:table-cell>
          <table:table-cell office:value-type="string" calcext:value-type="string">
            <text:p>http://www.conrad.de/ce/de/product/440327/Dickschicht-Widerstand-12-k-SMD-0805-0125-W-1-100-ppm-Samsung-Electro-Mechanics-RC2012F1201CS-RC2012F122CS-1-St?ref=searchDet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800" calcext:value-type="float">
            <text:p>1800</text:p>
          </table:table-cell>
          <table:table-cell table:style-name="ce12" office:value-type="string" calcext:value-type="string">
            <text:p>08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nrad</text:p>
          </table:table-cell>
          <table:table-cell table:style-name="ce17" office:value-type="string" calcext:value-type="string">
            <text:p>1208677 - 62 </text:p>
          </table:table-cell>
          <table:table-cell office:value-type="string" calcext:value-type="string">
            <text:p>http://www.conrad.de/ce/de/product/1208677/Dickschicht-Widerstand-18-k-SMD-0805-0125-W-1-Royalohm-0805S8F1801T5E-1-St?ref=searchDet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0000" calcext:value-type="float">
            <text:p>10000</text:p>
          </table:table-cell>
          <table:table-cell table:style-name="ce12" office:value-type="string" calcext:value-type="string">
            <text:p>080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nrad</text:p>
          </table:table-cell>
          <table:table-cell table:style-name="ce17" office:value-type="string" calcext:value-type="string">
            <text:p>439073 - 62 </text:p>
          </table:table-cell>
          <table:table-cell office:value-type="string" calcext:value-type="string">
            <text:p>http://www.conrad.de/ce/de/product/439073/Dickschicht-Widerstand-10-k-SMD-0805-0125-W-1-100-ppm-Samsung-Electro-Mechanics-RC2012F1002CS-RC2012F103CS-1-St?ref=searchDetail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Lichtschranke</text:p>
          </table:table-cell>
          <table:table-cell/>
          <table:table-cell table:style-name="ce12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office:value-type="string" calcext:value-type="string">
            <text:p>Fotodiode</text:p>
          </table:table-cell>
          <table:table-cell office:value-type="string" calcext:value-type="string">
            <text:p>IS471FE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9707840" calcext:value-type="float">
            <text:p>9707840</text:p>
          </table:table-cell>
          <table:table-cell office:value-type="string" calcext:value-type="string">
            <text:p>http://de.farnell.com/sharp/is471fe/photodiode-lichtdetektor/dp/9707840?ost=is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rarot LED</text:p>
          </table:table-cell>
          <table:table-cell office:value-type="string" calcext:value-type="string">
            <text:p>LD 274-3</text:p>
          </table:table-cell>
          <table:table-cell table:style-name="ce13" office:value-type="string" calcext:value-type="string">
            <text:p>5m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chelt</text:p>
          </table:table-cell>
          <table:table-cell table:style-name="ce18" office:value-type="string" calcext:value-type="string">
            <text:p>LD 274-3</text:p>
          </table:table-cell>
          <table:table-cell office:value-type="string" calcext:value-type="string">
            <text:p>http://www.reichelt.de/LD-274-3/3/index.html?&amp;ACTION=3&amp;LA=446&amp;ARTICLE=65174&amp;artnr=LD+274-3&amp;SEARCH=ld2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style-name="ce18"/>
          <table:table-cell table:number-columns-repeated="1017"/>
        </table:table-row>
        <table:table-row table:style-name="ro1">
          <table:table-cell table:style-name="Default"/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eagle Board Black</text:p>
          </table:table-cell>
          <table:table-cell office:value-type="string" calcext:value-type="string">
            <text:p>BeagleBoard Black</text:p>
          </table:table-cell>
          <table:table-cell office:value-type="string" calcext:value-type="string">
            <text:p>2x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2422228" calcext:value-type="float">
            <text:p>2422228</text:p>
          </table:table-cell>
          <table:table-cell office:value-type="string" calcext:value-type="string">
            <text:p>http://de.farnell.com/element14/bbone-black-4g/beaglebone-black-rev-c-cortex/dp/242222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IMU</text:p>
          </table:table-cell>
          <table:table-cell office:value-type="string" calcext:value-type="string">
            <text:p>Adafruit LSM9DS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otShop</text:p>
          </table:table-cell>
          <table:table-cell table:style-name="ce17" office:value-type="string" calcext:value-type="string">
            <text:p>RB-Ada-175</text:p>
          </table:table-cell>
          <table:table-cell office:value-type="string" calcext:value-type="string">
            <text:p>http://www.robotshop.com/eu/en/adafruit-lsm9ds0-9dof-2000-sec-16g-imu.html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otortreiber</text:p>
          </table:table-cell>
          <table:table-cell office:value-type="string" calcext:value-type="string">
            <text:p>High Power Motortrei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otikhardware.de</text:p>
          </table:table-cell>
          <table:table-cell table:style-name="ce17" office:value-type="string" calcext:value-type="string">
            <text:p>FEHI24V12</text:p>
          </table:table-cell>
          <table:table-cell office:value-type="string" calcext:value-type="string">
            <text:p>http://www.shop.robotikhardware.de/shop/catalog/product_info.php?cPath=65&amp;products_id=220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office:value-type="string" calcext:value-type="string">
            <text:p>Maussensor LED</text:p>
          </table:table-cell>
          <table:table-cell office:value-type="string" calcext:value-type="string">
            <text:p>VISHAY <text:s/>TLWR76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table:style-name="ce17" office:value-type="float" office:value="4467814" calcext:value-type="float">
            <text:p>4467814</text:p>
          </table:table-cell>
          <table:table-cell office:value-type="string" calcext:value-type="string">
            <text:p>http://de.farnell.com/vishay-semiconductor/tlwr7600/led-red-1-35mm-1-47cd-634nm/dp/4467814?ost=TLWR7600&amp;selectedCategoryId=&amp;categoryNameResp=Alle%2BKategorien&amp;searchView=table&amp;iscrfnonsku=false</text:p>
          </table:table-cell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17"/>
          <table:table-cell table:number-columns-repeated="1017"/>
        </table:table-row>
        <table:table-row table:style-name="ro1">
          <table:table-cell table:style-name="ce5"/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table:style-name="ce6"/>
          <table:table-cell table:style-name="ce9"/>
          <table:table-cell table:style-name="ce14"/>
          <table:table-cell table:style-name="ce15" table:number-columns-repeated="2"/>
          <table:table-cell table:style-name="ce9" table:number-columns-repeated="3"/>
          <table:table-cell table:style-name="Default"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3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3:48:50.504480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7-01-12T14:32:19.584844928</dc:date>
    <meta:editing-cycles>14</meta:editing-cycles>
    <meta:editing-duration>PT4H52M47S</meta:editing-duration>
    <meta:generator>LibreOffice/5.1.4.2$Linux_X86_64 LibreOffice_project/10m0$Build-2</meta:generator>
    <meta:document-statistic meta:table-count="1" meta:cell-count="353" meta:object-count="0"/>
  </office:meta>
</office:document-meta>
</file>